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ruteforc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int (ms)</text:p>
          </table:table-cell>
          <table:table-cell office:value-type="string" calcext:value-type="string">
            <text:p>maxt (ms)</text:p>
          </table:table-cell>
          <table:table-cell office:value-type="string" calcext:value-type="string">
            <text:p>avgt (m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6" calcext:value-type="float">
            <text:p>0.196</text:p>
          </table:table-cell>
          <table:table-cell office:value-type="float" office:value="0.894" calcext:value-type="float">
            <text:p>0.894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61" calcext:value-type="float">
            <text:p>21.61</text:p>
          </table:table-cell>
          <table:table-cell office:value-type="float" office:value="40.43" calcext:value-type="float">
            <text:p>40.43</text:p>
          </table:table-cell>
          <table:table-cell office:value-type="float" office:value="34.16" calcext:value-type="float">
            <text:p>34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2.9" calcext:value-type="float">
            <text:p>842.9</text:p>
          </table:table-cell>
          <table:table-cell office:value-type="float" office:value="1454.8" calcext:value-type="float">
            <text:p>1454.8</text:p>
          </table:table-cell>
          <table:table-cell office:value-type="float" office:value="1244.41" calcext:value-type="float">
            <text:p>1244.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55" calcext:value-type="float">
            <text:p>2755</text:p>
          </table:table-cell>
          <table:table-cell office:value-type="float" office:value="5992" calcext:value-type="float">
            <text:p>5992</text:p>
          </table:table-cell>
          <table:table-cell office:value-type="float" office:value="4919" calcext:value-type="float">
            <text:p>49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</table:table>
      <table:table table:name="heuristic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int (ms)</text:p>
          </table:table-cell>
          <table:table-cell office:value-type="string" calcext:value-type="string">
            <text:p>maxt (ms)</text:p>
          </table:table-cell>
          <table:table-cell office:value-type="string" calcext:value-type="string">
            <text:p>avgt (ms)</text:p>
          </table:table-cell>
          <table:table-cell office:value-type="string" calcext:value-type="string">
            <text:p>max rel err</text:p>
          </table:table-cell>
          <table:table-cell office:value-type="string" calcext:value-type="string">
            <text:p>avg rel er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854" calcext:value-type="float">
            <text:p>0.0854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723" calcext:value-type="float">
            <text:p>0.0723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0.0906" calcext:value-type="float">
            <text:p>0.0906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368" calcext:value-type="float">
            <text:p>0.0368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106" calcext:value-type="float">
            <text:p>0.106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4" calcext:value-type="float">
            <text:p>0.084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958" calcext:value-type="float">
            <text:p>0.0958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0234" calcext:value-type="float">
            <text:p>0.0234</text:p>
          </table:table-cell>
          <table:table-cell office:value-type="float" office:value="0.002" calcext:value-type="float">
            <text:p>0.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20:52:39.872346829</meta:creation-date>
    <dc:date>2016-10-18T23:20:42.359779875</dc:date>
    <meta:editing-duration>PT26M41S</meta:editing-duration>
    <meta:editing-cycles>2</meta:editing-cycles>
    <meta:generator>LibreOffice/4.4.6.3$Linux_X86_64 LibreOffice_project/40m0$Build-3</meta:generator>
    <meta:document-statistic meta:table-count="2" meta:cell-count="105" meta:object-count="0"/>
  </office:meta>
</office:document-meta>
</file>